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utfile1 x</text:p>
          </table:table-cell>
          <table:table-cell table:style-name="ce1" office:value-type="string" calcext:value-type="string">
            <text:p>outfile2 y</text:p>
          </table:table-cell>
          <table:table-cell table:style-name="ce1" office:value-type="string" calcext:value-type="string">
            <text:p>hypotenuse (m/s)</text:p>
          </table:table-cell>
          <table:table-cell table:style-name="ce1" office:value-type="string" calcext:value-type="string">
            <text:p>kts</text:p>
          </table:table-cell>
          <table:table-cell table:style-name="ce1" office:value-type="string" calcext:value-type="string">
            <text:p>tan(theta)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-4.58" calcext:value-type="float">
            <text:p>-4.58</text:p>
          </table:table-cell>
          <table:table-cell office:value-type="float" office:value="1.85" calcext:value-type="float">
            <text:p>1.85</text:p>
          </table:table-cell>
          <table:table-cell table:formula="of:=SQRT(([.A2]*[.A2])+([.B2]*[.B2]))" office:value-type="float" office:value="4.93952426859106" calcext:value-type="float">
            <text:p>4.9395242686</text:p>
          </table:table-cell>
          <table:table-cell table:formula="of:=[.C2]*1.943844" office:value-type="float" office:value="9.60166461235511" calcext:value-type="float">
            <text:p>9.6016646124</text:p>
          </table:table-cell>
          <table:table-cell table:formula="of:=[.B2]/[.A2]" office:value-type="float" office:value="-0.403930131004367" calcext:value-type="float">
            <text:p>-0.403930131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3.48" calcext:value-type="float">
            <text:p>3.48</text:p>
          </table:table-cell>
          <table:table-cell table:formula="of:=SQRT(([.A3]*[.A3])+([.B3]*[.B3]))" office:value-type="float" office:value="5.94498107650479" calcext:value-type="float">
            <text:p>5.9449810765</text:p>
          </table:table-cell>
          <table:table-cell table:formula="of:=[.C3]*1.943844" office:value-type="float" office:value="11.5561157956774" calcext:value-type="float">
            <text:p>11.5561157957</text:p>
          </table:table-cell>
          <table:table-cell table:number-columns-repeated="2"/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6.82" calcext:value-type="float">
            <text:p>6.82</text:p>
          </table:table-cell>
          <table:table-cell table:formula="of:=SQRT(([.A4]*[.A4])+([.B4]*[.B4]))" office:value-type="float" office:value="6.84214147763696" calcext:value-type="float">
            <text:p>6.8421414776</text:p>
          </table:table-cell>
          <table:table-cell table:formula="of:=[.C4]*1.943844" office:value-type="float" office:value="13.3000556584557" calcext:value-type="float">
            <text:p>13.3000556585</text:p>
          </table:table-cell>
          <table:table-cell table:number-columns-repeated="2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9.33" calcext:value-type="float">
            <text:p>9.33</text:p>
          </table:table-cell>
          <table:table-cell table:formula="of:=SQRT(([.A5]*[.A5])+([.B5]*[.B5]))" office:value-type="float" office:value="10.8559384670327" calcext:value-type="float">
            <text:p>10.855938467</text:p>
          </table:table-cell>
          <table:table-cell table:formula="of:=[.C5]*1.943844" office:value-type="float" office:value="21.1022508535107" calcext:value-type="float">
            <text:p>21.1022508535</text:p>
          </table:table-cell>
          <table:table-cell table:number-columns-repeated="2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2.46" calcext:value-type="float">
            <text:p>12.46</text:p>
          </table:table-cell>
          <table:table-cell table:formula="of:=SQRT(([.A6]*[.A6])+([.B6]*[.B6]))" office:value-type="float" office:value="14.5637632499296" calcext:value-type="float">
            <text:p>14.5637632499</text:p>
          </table:table-cell>
          <table:table-cell table:formula="of:=[.C6]*1.943844" office:value-type="float" office:value="28.3096838107962" calcext:value-type="float">
            <text:p>28.3096838108</text:p>
          </table:table-cell>
          <table:table-cell table:number-columns-repeated="2"/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-0.09" calcext:value-type="float">
            <text:p>-0.09</text:p>
          </table:table-cell>
          <table:table-cell table:formula="of:=SQRT(([.A7]*[.A7])+([.B7]*[.B7]))" office:value-type="float" office:value="13.6502967000721" calcext:value-type="float">
            <text:p>13.6502967001</text:p>
          </table:table-cell>
          <table:table-cell table:formula="of:=[.C7]*1.943844" office:value-type="float" office:value="26.534047338655" calcext:value-type="float">
            <text:p>26.5340473387</text:p>
          </table:table-cell>
          <table:table-cell table:number-columns-repeated="2"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3.25" calcext:value-type="float">
            <text:p>3.25</text:p>
          </table:table-cell>
          <table:table-cell table:formula="of:=SQRT(([.A8]*[.A8])+([.B8]*[.B8]))" office:value-type="float" office:value="6.39707745771458" calcext:value-type="float">
            <text:p>6.3970774577</text:p>
          </table:table-cell>
          <table:table-cell table:formula="of:=[.C8]*1.943844" office:value-type="float" office:value="12.4349206337137" calcext:value-type="float">
            <text:p>12.4349206337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.61" calcext:value-type="float">
            <text:p>6.61</text:p>
          </table:table-cell>
          <table:table-cell table:formula="of:=SQRT(([.A9]*[.A9])+([.B9]*[.B9]))" office:value-type="float" office:value="6.82510805775264" calcext:value-type="float">
            <text:p>6.8251080578</text:p>
          </table:table-cell>
          <table:table-cell table:formula="of:=[.C9]*1.943844" office:value-type="float" office:value="13.2669453474141" calcext:value-type="float">
            <text:p>13.2669453474</text:p>
          </table:table-cell>
          <table:table-cell table:number-columns-repeated="2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.98" calcext:value-type="float">
            <text:p>8.98</text:p>
          </table:table-cell>
          <table:table-cell table:formula="of:=SQRT(([.A10]*[.A10])+([.B10]*[.B10]))" office:value-type="float" office:value="9.33503615418816" calcext:value-type="float">
            <text:p>9.3350361542</text:p>
          </table:table-cell>
          <table:table-cell table:formula="of:=[.C10]*1.943844" office:value-type="float" office:value="18.1458540181017" calcext:value-type="float">
            <text:p>18.1458540181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8.67" calcext:value-type="float">
            <text:p>8.67</text:p>
          </table:table-cell>
          <table:table-cell table:formula="of:=SQRT(([.A11]*[.A11])+([.B11]*[.B11]))" office:value-type="float" office:value="10.0486466750503" calcext:value-type="float">
            <text:p>10.0486466751</text:p>
          </table:table-cell>
          <table:table-cell table:formula="of:=[.C11]*1.943844" office:value-type="float" office:value="19.5330015474165" calcext:value-type="float">
            <text:p>19.5330015474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.49" calcext:value-type="float">
            <text:p>4.49</text:p>
          </table:table-cell>
          <table:table-cell table:formula="of:=SQRT(([.A12]*[.A12])+([.B12]*[.B12]))" office:value-type="float" office:value="13.0751099421764" calcext:value-type="float">
            <text:p>13.0751099422</text:p>
          </table:table-cell>
          <table:table-cell table:formula="of:=[.C12]*1.943844" office:value-type="float" office:value="25.4159740104399" calcext:value-type="float">
            <text:p>25.4159740104</text:p>
          </table:table-cell>
          <table:table-cell table:number-columns-repeated="2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7.84" calcext:value-type="float">
            <text:p>7.84</text:p>
          </table:table-cell>
          <table:table-cell table:formula="of:=SQRT(([.A13]*[.A13])+([.B13]*[.B13]))" office:value-type="float" office:value="11.0521355402474" calcext:value-type="float">
            <text:p>11.0521355402</text:p>
          </table:table-cell>
          <table:table-cell table:formula="of:=[.C13]*1.943844" office:value-type="float" office:value="21.4836273570967" calcext:value-type="float">
            <text:p>21.4836273571</text:p>
          </table:table-cell>
          <table:table-cell table:number-columns-repeated="2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7.54" calcext:value-type="float">
            <text:p>7.54</text:p>
          </table:table-cell>
          <table:table-cell table:formula="of:=SQRT(([.A14]*[.A14])+([.B14]*[.B14]))" office:value-type="float" office:value="11.0369923439314" calcext:value-type="float">
            <text:p>11.0369923439</text:p>
          </table:table-cell>
          <table:table-cell table:formula="of:=[.C14]*1.943844" office:value-type="float" office:value="21.454191345797" calcext:value-type="float">
            <text:p>21.4541913458</text:p>
          </table:table-cell>
          <table:table-cell table:number-columns-repeated="2"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7.47" calcext:value-type="float">
            <text:p>7.47</text:p>
          </table:table-cell>
          <table:table-cell table:formula="of:=SQRT(([.A15]*[.A15])+([.B15]*[.B15]))" office:value-type="float" office:value="10.850705046217" calcext:value-type="float">
            <text:p>10.8507050462</text:p>
          </table:table-cell>
          <table:table-cell table:formula="of:=[.C15]*1.943844" office:value-type="float" office:value="21.0920778998587" calcext:value-type="float">
            <text:p>21.0920778999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6.83" calcext:value-type="float">
            <text:p>6.83</text:p>
          </table:table-cell>
          <table:table-cell table:formula="of:=SQRT(([.A16]*[.A16])+([.B16]*[.B16]))" office:value-type="float" office:value="10.595230058852" calcext:value-type="float">
            <text:p>10.5952300589</text:p>
          </table:table-cell>
          <table:table-cell table:formula="of:=[.C16]*1.943844" office:value-type="float" office:value="20.595474378519" calcext:value-type="float">
            <text:p>20.5954743785</text:p>
          </table:table-cell>
          <table:table-cell table:number-columns-repeated="2"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6.05" calcext:value-type="float">
            <text:p>6.05</text:p>
          </table:table-cell>
          <table:table-cell table:formula="of:=SQRT(([.A17]*[.A17])+([.B17]*[.B17]))" office:value-type="float" office:value="10.9859637720138" calcext:value-type="float">
            <text:p>10.985963772</text:p>
          </table:table-cell>
          <table:table-cell table:formula="of:=[.C17]*1.943844" office:value-type="float" office:value="21.3549997624464" calcext:value-type="float">
            <text:p>21.3549997624</text:p>
          </table:table-cell>
          <table:table-cell table:number-columns-repeated="2"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6.19" calcext:value-type="float">
            <text:p>6.19</text:p>
          </table:table-cell>
          <table:table-cell table:formula="of:=SQRT(([.A18]*[.A18])+([.B18]*[.B18]))" office:value-type="float" office:value="9.36680308322963" calcext:value-type="float">
            <text:p>9.3668030832</text:p>
          </table:table-cell>
          <table:table-cell table:formula="of:=[.C18]*1.943844" office:value-type="float" office:value="18.2076039725174" calcext:value-type="float">
            <text:p>18.2076039725</text:p>
          </table:table-cell>
          <table:table-cell table:number-columns-repeated="2"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6.1" calcext:value-type="float">
            <text:p>6.1</text:p>
          </table:table-cell>
          <table:table-cell table:formula="of:=SQRT(([.A19]*[.A19])+([.B19]*[.B19]))" office:value-type="float" office:value="8.60551567310176" calcext:value-type="float">
            <text:p>8.6055156731</text:p>
          </table:table-cell>
          <table:table-cell table:formula="of:=[.C19]*1.943844" office:value-type="float" office:value="16.7277800080648" calcext:value-type="float">
            <text:p>16.7277800081</text:p>
          </table:table-cell>
          <table:table-cell table:number-columns-repeated="2"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7.11" calcext:value-type="float">
            <text:p>7.11</text:p>
          </table:table-cell>
          <table:table-cell table:formula="of:=SQRT(([.A20]*[.A20])+([.B20]*[.B20]))" office:value-type="float" office:value="8.69782731491032" calcext:value-type="float">
            <text:p>8.6978273149</text:p>
          </table:table-cell>
          <table:table-cell table:formula="of:=[.C20]*1.943844" office:value-type="float" office:value="16.9072194391245" calcext:value-type="float">
            <text:p>16.9072194391</text:p>
          </table:table-cell>
          <table:table-cell table:number-columns-repeated="2"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8.46" calcext:value-type="float">
            <text:p>8.46</text:p>
          </table:table-cell>
          <table:table-cell table:formula="of:=SQRT(([.A21]*[.A21])+([.B21]*[.B21]))" office:value-type="float" office:value="10.8603729217739" calcext:value-type="float">
            <text:p>10.8603729218</text:p>
          </table:table-cell>
          <table:table-cell table:formula="of:=[.C21]*1.943844" office:value-type="float" office:value="21.1108707417527" calcext:value-type="float">
            <text:p>21.1108707418</text:p>
          </table:table-cell>
          <table:table-cell table:number-columns-repeated="2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5.17" calcext:value-type="float">
            <text:p>5.17</text:p>
          </table:table-cell>
          <table:table-cell table:formula="of:=SQRT(([.A22]*[.A22])+([.B22]*[.B22]))" office:value-type="float" office:value="11.2929402725774" calcext:value-type="float">
            <text:p>11.2929402726</text:p>
          </table:table-cell>
          <table:table-cell table:formula="of:=[.C22]*1.943844" office:value-type="float" office:value="21.9517141912079" calcext:value-type="float">
            <text:p>21.9517141912</text:p>
          </table:table-cell>
          <table:table-cell table:number-columns-repeated="2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8.39" calcext:value-type="float">
            <text:p>8.39</text:p>
          </table:table-cell>
          <table:table-cell table:formula="of:=SQRT(([.A23]*[.A23])+([.B23]*[.B23]))" office:value-type="float" office:value="13.8583188013554" calcext:value-type="float">
            <text:p>13.8583188014</text:p>
          </table:table-cell>
          <table:table-cell table:formula="of:=[.C23]*1.943844" office:value-type="float" office:value="26.9384098521018" calcext:value-type="float">
            <text:p>26.9384098521</text:p>
          </table:table-cell>
          <table:table-cell table:number-columns-repeated="2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8.05" calcext:value-type="float">
            <text:p>8.05</text:p>
          </table:table-cell>
          <table:table-cell table:formula="of:=SQRT(([.A24]*[.A24])+([.B24]*[.B24]))" office:value-type="float" office:value="13.5342860912573" calcext:value-type="float">
            <text:p>13.5342860913</text:p>
          </table:table-cell>
          <table:table-cell table:formula="of:=[.C24]*1.943844" office:value-type="float" office:value="26.3085408127739" calcext:value-type="float">
            <text:p>26.3085408128</text:p>
          </table:table-cell>
          <table:table-cell table:number-columns-repeated="2"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85" calcext:value-type="float">
            <text:p>8.85</text:p>
          </table:table-cell>
          <table:table-cell table:formula="of:=SQRT(([.A25]*[.A25])+([.B25]*[.B25]))" office:value-type="float" office:value="12.8741990042099" calcext:value-type="float">
            <text:p>12.8741990042</text:p>
          </table:table-cell>
          <table:table-cell table:formula="of:=[.C25]*1.943844" office:value-type="float" office:value="25.0254344891395" calcext:value-type="float">
            <text:p>25.0254344891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8.57" calcext:value-type="float">
            <text:p>8.57</text:p>
          </table:table-cell>
          <table:table-cell table:formula="of:=SQRT(([.A26]*[.A26])+([.B26]*[.B26]))" office:value-type="float" office:value="12.2692012779969" calcext:value-type="float">
            <text:p>12.269201278</text:p>
          </table:table-cell>
          <table:table-cell table:formula="of:=[.C26]*1.943844" office:value-type="float" office:value="23.8494132890265" calcext:value-type="float">
            <text:p>23.84941328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To solve these ratios using a graphing calculator, you use the inverse trig functions -- known as arcsin, arccos and arctan -- and represented on the calculator as SIN^-1, COS^-1, and TAN^-1.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0:43:01.362246023</meta:creation-date>
    <dc:date>2016-01-21T11:11:47.953180847</dc:date>
    <meta:editing-duration>PT21M9S</meta:editing-duration>
    <meta:editing-cycles>2</meta:editing-cycles>
    <meta:generator>LibreOffice/4.2.8.2$Linux_X86_64 LibreOffice_project/420m0$Build-2</meta:generator>
    <meta:document-statistic meta:table-count="1" meta:cell-count="108" meta:object-count="0"/>
  </office:meta>
</office:document-meta>
</file>